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OpenSymbol" svg:font-family="OpenSymbol, 'MS Mincho'"/>
    <style:font-face style:name="Ubuntu" svg:font-family="Ubuntu"/>
    <style:font-face style:name="inherit" svg:font-family="inherit"/>
    <style:font-face style:name="Courier New1" svg:font-family="'Courier New'" style:font-family-generic="modern"/>
    <style:font-face style:name="Times LT Std" svg:font-family="'Times LT Std', 'Times LT Std'" style:font-family-generic="roman"/>
    <style:font-face style:name="FreeSans1" svg:font-family="FreeSans" style:font-family-generic="swiss"/>
    <style:font-face style:name="Futura Std Medium" svg:font-family="'Futura Std Medium', 'Futura Std Medium'"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595959" style:font-name="Comic Sans MS" fo:language="es" fo:country="ES" style:font-name-complex="Comic Sans MS"/>
    </style:style>
    <style:style style:name="P2" style:family="paragraph" style:parent-style-name="Header">
      <style:paragraph-properties loext:contextual-spacing="false" fo:margin-top="0cm" fo:margin-bottom="0cm"/>
      <style:text-properties fo:language="es" fo:country="ES"/>
    </style:style>
    <style:style style:name="P3" style:family="paragraph" style:parent-style-name="Standard">
      <style:paragraph-properties loext:contextual-spacing="false" fo:margin-top="0cm" fo:margin-bottom="0cm" style:line-height-at-least="0.355cm" style:text-autospace="none"/>
      <style:text-properties style:font-name="Calibri" fo:font-size="11pt" fo:language="es" fo:country="ES" style:font-size-asian="11pt" style:language-asian="es" style:country-asian="ES" style:font-name-complex="Times LT Std" style:font-size-complex="11pt"/>
    </style:style>
    <style:style style:name="P4" style:family="paragraph" style:parent-style-name="Standard">
      <style:paragraph-properties loext:contextual-spacing="false" fo:margin-top="0cm" fo:margin-bottom="0cm"/>
      <style:text-properties style:font-name="Calibri" fo:font-size="14pt" fo:language="es" fo:country="ES" fo:font-weight="bold" style:font-size-asian="14pt" style:font-weight-asian="bold" style:font-name-complex="Times LT Std" style:font-size-complex="14pt"/>
    </style:style>
    <style:style style:name="P5" style:family="paragraph" style:parent-style-name="Standard">
      <style:paragraph-properties loext:contextual-spacing="false" fo:margin-top="0cm" fo:margin-bottom="0cm"/>
      <style:text-properties fo:language="es" fo:country="ES"/>
    </style:style>
    <style:style style:name="P6" style:family="paragraph" style:parent-style-name="Standard">
      <style:paragraph-properties loext:contextual-spacing="false" fo:margin-top="0cm" fo:margin-bottom="0cm"/>
      <style:text-properties fo:language="es" fo:country="ES" style:language-asian="es" style:country-asian="ES"/>
    </style:style>
    <style:style style:name="P7" style:family="paragraph" style:parent-style-name="Standard">
      <style:paragraph-properties loext:contextual-spacing="false" fo:margin-top="0cm" fo:margin-bottom="0cm"/>
      <style:text-properties fo:language="es" fo:country="ES" style:language-asian="es" style:country-asian="ES" style:font-name-complex="Times LT Std"/>
    </style:style>
    <style:style style:name="P8" style:family="paragraph" style:parent-style-name="Standard">
      <style:paragraph-properties loext:contextual-spacing="false" fo:margin-top="0cm" fo:margin-bottom="0cm" style:line-height-at-least="0.355cm" style:text-autospace="none"/>
      <style:text-properties fo:language="es" fo:country="ES" style:language-asian="es" style:country-asian="ES" style:font-name-complex="Times LT Std"/>
    </style:style>
    <style:style style:name="P9" style:family="paragraph" style:parent-style-name="Standard">
      <style:paragraph-properties loext:contextual-spacing="false" fo:margin-top="0cm" fo:margin-bottom="0cm" fo:line-height="100%" style:text-autospace="none"/>
      <style:text-properties fo:language="es" fo:country="ES" style:language-asian="es" style:country-asian="ES" style:font-name-complex="LiberationSans"/>
    </style:style>
    <style:style style:name="P10" style:family="paragraph" style:parent-style-name="Standard">
      <style:paragraph-properties loext:contextual-spacing="false" fo:margin-top="0cm" fo:margin-bottom="0cm" style:line-height-at-least="0.355cm" style:text-autospace="none"/>
      <style:text-properties fo:language="es" fo:country="ES"/>
    </style:style>
    <style:style style:name="P11" style:family="paragraph" style:parent-style-name="Standard">
      <style:paragraph-properties loext:contextual-spacing="false" fo:margin-top="0cm" fo:margin-bottom="0cm"/>
      <style:text-properties fo:language="es" fo:country="ES" style:font-name-complex="Times LT Std"/>
    </style:style>
    <style:style style:name="P12" style:family="paragraph" style:parent-style-name="Standard">
      <style:paragraph-properties loext:contextual-spacing="false" fo:margin-top="0cm" fo:margin-bottom="0cm"/>
      <style:text-properties fo:language="es" fo:country="ES" fo:font-weight="bold" style:font-weight-asian="bold"/>
    </style:style>
    <style:style style:name="P13" style:family="paragraph" style:parent-style-name="Standard">
      <style:paragraph-properties loext:contextual-spacing="false" fo:margin-top="0cm" fo:margin-bottom="0cm" fo:line-height="100%" style:text-autospace="none"/>
      <style:text-properties fo:language="es" fo:country="ES" fo:font-weight="bold" style:language-asian="es" style:country-asian="ES" style:font-weight-asian="bold" style:font-name-complex="LiberationSans"/>
    </style:style>
    <style:style style:name="P14" style:family="paragraph" style:parent-style-name="Standard">
      <style:paragraph-properties loext:contextual-spacing="false" fo:margin-top="0cm" fo:margin-bottom="0cm" fo:line-height="100%" style:text-autospace="none"/>
      <style:text-properties fo:language="es" fo:country="ES"/>
    </style:style>
    <style:style style:name="P15" style:family="paragraph" style:parent-style-name="Standard">
      <style:paragraph-properties loext:contextual-spacing="false" fo:margin-top="0cm" fo:margin-bottom="0cm" fo:line-height="100%" style:text-autospace="none"/>
      <style:text-properties fo:language="es" fo:country="ES" fo:font-style="italic" style:font-name-asian="OpenSymbol" style:language-asian="es" style:country-asian="ES" style:font-style-asian="italic" style:font-name-complex="OpenSymbol" style:font-style-complex="italic"/>
    </style:style>
    <style:style style:name="P16" style:family="paragraph" style:parent-style-name="Standard">
      <style:paragraph-properties loext:contextual-spacing="false" fo:margin-top="0cm" fo:margin-bottom="0cm" fo:line-height="100%" style:text-autospace="none"/>
      <style:text-properties fo:language="es" fo:country="ES" style:font-name-asian="OpenSymbol" style:language-asian="es" style:country-asian="ES" style:font-name-complex="OpenSymbol"/>
    </style:style>
    <style:style style:name="P17" style:family="paragraph" style:parent-style-name="Standard">
      <style:paragraph-properties loext:contextual-spacing="false" fo:margin-top="0cm" fo:margin-bottom="0cm" fo:line-height="100%" style:text-autospace="none"/>
      <style:text-properties fo:color="#000000" fo:language="es" fo:country="ES" style:language-asian="es" style:country-asian="ES" style:font-name-complex="Times LT Std"/>
    </style:style>
    <style:style style:name="P18" style:family="paragraph" style:parent-style-name="Standard">
      <style:paragraph-properties loext:contextual-spacing="false" fo:margin-top="0cm" fo:margin-bottom="0cm" style:line-height-at-least="0.337cm" style:text-autospace="none"/>
      <style:text-properties fo:color="#000000" fo:language="es" fo:country="ES" fo:font-weight="bold" style:language-asian="es" style:country-asian="ES" style:font-weight-asian="bold" style:font-name-complex="Futura Std Medium" style:font-weight-complex="bold"/>
    </style:style>
    <style:style style:name="P19" style:family="paragraph" style:parent-style-name="Standard">
      <style:paragraph-properties loext:contextual-spacing="false" fo:margin-top="0cm" fo:margin-bottom="0cm" fo:line-height="100%" style:text-autospace="none"/>
      <style:text-properties fo:color="#000000" style:font-name="Futura Std Medium" fo:font-size="12pt" fo:language="es" fo:country="ES" style:font-size-asian="12pt" style:language-asian="es" style:country-asian="ES" style:font-name-complex="Futura Std Medium" style:font-size-complex="12pt"/>
    </style:style>
    <style:style style:name="P20" style:family="paragraph" style:parent-style-name="Standard">
      <style:paragraph-properties loext:contextual-spacing="false" fo:margin-top="0cm" fo:margin-bottom="0cm" fo:line-height="100%" style:text-autospace="none"/>
      <style:text-properties fo:color="#000000" style:font-name="Times LT Std" fo:font-size="12pt" fo:language="es" fo:country="ES" style:font-size-asian="12pt" style:language-asian="es" style:country-asian="ES" style:font-name-complex="Times LT Std" style:font-size-complex="12pt"/>
    </style:style>
    <style:style style:name="P21" style:family="paragraph" style:parent-style-name="Standard">
      <style:paragraph-properties loext:contextual-spacing="false" fo:margin-top="0cm" fo:margin-bottom="0cm" style:line-height-at-least="0.355cm" style:text-autospace="none"/>
      <style:text-properties fo:font-size="14pt" fo:language="es" fo:country="ES" fo:font-weight="bold" style:font-size-asian="14pt" style:language-asian="es" style:country-asian="ES" style:font-weight-asian="bold" style:font-name-complex="Times LT Std" style:font-size-complex="14pt"/>
    </style:style>
    <style:style style:name="P22" style:family="paragraph" style:parent-style-name="Footer">
      <style:text-properties fo:font-size="10pt" fo:language="es" fo:country="ES" style:font-size-asian="10pt" style:font-size-complex="10pt"/>
    </style:style>
    <style:style style:name="P23" style:family="paragraph" style:parent-style-name="Footer">
      <style:paragraph-properties fo:text-align="center" style:justify-single-word="false"/>
      <style:text-properties fo:font-size="10pt" fo:language="es" fo:country="ES" style:font-size-asian="10pt" style:font-size-complex="10pt"/>
    </style:style>
    <style:style style:name="P24" style:family="paragraph" style:parent-style-name="Preformatted_20_Text">
      <style:text-properties fo:font-variant="normal" fo:text-transform="none" fo:color="#212121" style:font-name="inherit" fo:font-size="12pt" fo:letter-spacing="normal" fo:language="es" fo:country="ES" fo:font-style="normal" fo:font-weight="normal" style:font-name-complex="Times LT Std"/>
    </style:style>
    <style:style style:name="P25" style:family="paragraph" style:parent-style-name="Standard">
      <style:text-properties fo:language="es" fo:country="ES"/>
    </style:style>
    <style:style style:name="P26" style:family="paragraph" style:parent-style-name="Standard">
      <style:text-properties fo:language="es" fo:country="ES" style:font-name-complex="Times LT Std"/>
    </style:style>
    <style:style style:name="P27" style:family="paragraph" style:parent-style-name="Standard">
      <style:text-properties fo:language="es" fo:country="ES" style:language-asian="es" style:country-asian="ES"/>
    </style:style>
    <style:style style:name="P28" style:family="paragraph" style:parent-style-name="Standard">
      <style:text-properties style:font-name="Calibri" fo:font-size="11pt" fo:language="es" fo:country="ES" style:font-size-asian="11pt" style:font-name-complex="Calibri" style:font-size-complex="11pt"/>
    </style:style>
    <style:style style:name="P29" style:family="paragraph" style:parent-style-name="Standard">
      <style:text-properties fo:font-size="14pt" fo:language="es" fo:country="ES" fo:font-weight="bold" style:font-size-asian="14pt" style:font-weight-asian="bold" style:font-size-complex="14pt"/>
    </style:style>
    <style:style style:name="P30" style:family="paragraph" style:parent-style-name="Standard">
      <style:paragraph-properties loext:contextual-spacing="false" fo:margin-top="0.423cm" fo:margin-bottom="0cm" style:line-height-at-least="0.355cm" style:text-autospace="none"/>
      <style:text-properties fo:language="es" fo:country="ES" style:language-asian="es" style:country-asian="ES" style:font-name-complex="Times LT Std"/>
    </style:style>
    <style:style style:name="P31" style:family="paragraph" style:parent-style-name="Standard">
      <style:paragraph-properties fo:margin-left="0cm" fo:margin-right="0cm" fo:text-indent="1.249cm" style:auto-text-indent="false"/>
      <style:text-properties fo:language="es" fo:country="ES"/>
    </style:style>
    <style:style style:name="P32" style:family="paragraph" style:parent-style-name="Standard">
      <style:paragraph-properties loext:contextual-spacing="false" fo:margin-left="0cm" fo:margin-right="0cm" fo:margin-top="0cm" fo:margin-bottom="0cm" fo:line-height="100%" fo:text-indent="1.249cm" style:auto-text-indent="false" style:text-autospace="none"/>
      <style:text-properties fo:language="es" fo:country="ES"/>
    </style:style>
    <style:style style:name="P33" style:family="paragraph" style:parent-style-name="Standard">
      <style:paragraph-properties loext:contextual-spacing="false" fo:margin-top="0.282cm" fo:margin-bottom="0.353cm" style:line-height-at-least="0.319cm" style:text-autospace="none"/>
      <style:text-properties fo:font-size="14pt" fo:language="es" fo:country="ES" fo:font-weight="bold" style:font-size-asian="14pt" style:font-weight-asian="bold" style:font-size-complex="14pt"/>
    </style:style>
    <style:style style:name="P34" style:family="paragraph" style:parent-style-name="Standard">
      <style:paragraph-properties loext:contextual-spacing="false" fo:margin-top="0.423cm" fo:margin-bottom="0.071cm" style:line-height-at-least="0.637cm" style:text-autospace="none"/>
      <style:text-properties fo:font-size="14pt" fo:language="es" fo:country="ES" fo:font-weight="bold" style:font-size-asian="14pt" style:language-asian="es" style:country-asian="ES" style:font-weight-asian="bold" style:font-size-complex="14pt"/>
    </style:style>
    <style:style style:name="P35" style:family="paragraph" style:parent-style-name="Pa10_2b_8">
      <style:paragraph-properties loext:contextual-spacing="false" fo:margin-top="0.423cm" fo:margin-bottom="0.071cm"/>
      <style:text-properties style:font-name="Calibri" fo:font-size="14pt" fo:language="es" fo:country="ES" fo:font-weight="bold" style:font-size-asian="14pt" style:font-weight-asian="bold" style:font-name-complex="Calibri" style:font-size-complex="14pt"/>
    </style:style>
    <style:style style:name="P36" style:family="paragraph" style:parent-style-name="Standard">
      <style:paragraph-properties loext:contextual-spacing="false" fo:margin-top="0.035cm" fo:margin-bottom="0cm" style:line-height-at-least="0.319cm" style:text-autospace="none"/>
      <style:text-properties fo:color="#000000" fo:language="es" fo:country="ES" style:language-asian="es" style:country-asian="ES" style:font-name-complex="Futura Std Medium"/>
    </style:style>
    <style:style style:name="P37" style:family="paragraph" style:parent-style-name="Pa19_2b_6">
      <style:paragraph-properties loext:contextual-spacing="false" fo:margin-top="0.035cm" fo:margin-bottom="0cm" fo:text-align="center" style:justify-single-word="false"/>
      <style:text-properties fo:color="#000000" fo:font-size="9pt" fo:language="es" fo:country="ES" style:font-size-asian="9pt" style:font-name-complex="Futura Std Medium" style:font-size-complex="9pt"/>
    </style:style>
    <style:style style:name="P38" style:family="paragraph" style:parent-style-name="Standard">
      <style:paragraph-properties loext:contextual-spacing="false" fo:margin-left="1.249cm" fo:margin-right="0cm" fo:margin-top="0cm" fo:margin-bottom="0cm" fo:text-indent="0cm" style:auto-text-indent="false"/>
      <style:text-properties fo:language="es" fo:country="ES"/>
    </style:style>
    <style:style style:name="P39" style:family="paragraph" style:parent-style-name="Standard">
      <style:paragraph-properties loext:contextual-spacing="false" fo:margin-left="1.249cm" fo:margin-right="0cm" fo:margin-top="0cm" fo:margin-bottom="0cm" fo:text-indent="0cm" style:auto-text-indent="false"/>
      <style:text-properties fo:language="es" fo:country="ES" style:language-asian="es" style:country-asian="ES"/>
    </style:style>
    <style:style style:name="P40" style:family="paragraph" style:parent-style-name="Standard">
      <style:paragraph-properties loext:contextual-spacing="false" fo:margin-left="1.249cm" fo:margin-right="0cm" fo:margin-top="0cm" fo:margin-bottom="0cm" fo:text-indent="0cm" style:auto-text-indent="false"/>
      <style:text-properties fo:language="es" fo:country="ES" style:language-asian="es" style:country-asian="ES" style:font-name-complex="Times LT Std"/>
    </style:style>
    <style:style style:name="P41"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LiberationSans"/>
    </style:style>
    <style:style style:name="P42"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font-name-complex="Calibri"/>
    </style:style>
    <style:style style:name="P43"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language-asian="es" style:country-asian="ES"/>
    </style:style>
    <style:style style:name="P44" style:family="paragraph" style:parent-style-name="Standard">
      <style:paragraph-properties loext:contextual-spacing="false" fo:margin-left="1.249cm" fo:margin-right="0cm" fo:margin-top="0cm" fo:margin-bottom="0cm" fo:text-indent="0cm" style:auto-text-indent="false"/>
      <style:text-properties fo:language="es" fo:country="ES" fo:font-weight="bold" style:font-weight-asian="bold"/>
    </style:style>
    <style:style style:name="P45" style:family="paragraph" style:parent-style-name="Standard">
      <style:paragraph-properties loext:contextual-spacing="false" fo:margin-left="1.249cm" fo:margin-right="0cm" fo:margin-top="0cm" fo:margin-bottom="0cm" fo:line-height="100%" fo:text-indent="0cm" style:auto-text-indent="false" style:text-autospace="none"/>
      <style:text-properties fo:language="es" fo:country="ES"/>
    </style:style>
    <style:style style:name="P46" style:family="paragraph" style:parent-style-name="Default">
      <style:paragraph-properties fo:margin-left="1.249cm" fo:margin-right="0cm" fo:text-indent="0cm" style:auto-text-indent="false"/>
      <style:text-properties style:font-name="Calibri" fo:font-size="11pt" fo:language="es" fo:country="ES" style:font-size-asian="11pt" style:font-name-complex="Calibri" style:font-size-complex="11pt"/>
    </style:style>
    <style:style style:name="P47" style:family="paragraph" style:parent-style-name="Standard">
      <style:paragraph-properties loext:contextual-spacing="false" fo:margin-left="1.249cm" fo:margin-right="0cm" fo:margin-top="0cm" fo:margin-bottom="0cm" fo:line-height="100%" fo:text-indent="1.249cm" style:auto-text-indent="false" style:text-autospace="none"/>
      <style:text-properties fo:language="es" fo:country="ES"/>
    </style:style>
    <style:style style:name="P48" style:family="paragraph" style:parent-style-name="Standard">
      <style:paragraph-properties loext:contextual-spacing="false" fo:margin-left="0.635cm" fo:margin-right="0cm" fo:margin-top="0cm" fo:margin-bottom="0cm" fo:line-height="100%" fo:text-indent="0cm" style:auto-text-indent="false" style:text-autospace="none"/>
      <style:text-properties fo:language="es" fo:country="ES" style:language-asian="es" style:country-asian="ES" style:font-name-complex="LiberationSans"/>
    </style:style>
    <style:style style:name="P49" style:family="paragraph" style:parent-style-name="Párrafo_20_de_20_lista">
      <style:text-properties fo:language="es" fo:country="ES" style:language-asian="es" style:country-asian="ES" style:font-name-complex="LiberationSans"/>
    </style:style>
    <style:style style:name="P50" style:family="paragraph" style:parent-style-name="Default">
      <style:text-properties style:font-name="Calibri" fo:font-size="11pt" fo:language="es" fo:country="ES" fo:font-weight="bold" style:font-size-asian="11pt" style:font-weight-asian="bold" style:font-name-complex="Calibri" style:font-size-complex="11pt"/>
    </style:style>
    <style:style style:name="P51" style:family="paragraph" style:parent-style-name="Default">
      <style:text-properties style:font-name="Calibri" fo:font-size="11pt" fo:language="es" fo:country="ES" style:font-size-asian="11pt" style:font-name-complex="Calibri" style:font-size-complex="11pt"/>
    </style:style>
    <style:style style:name="P52" style:family="paragraph" style:parent-style-name="Default">
      <style:text-properties style:font-name="Calibri" fo:font-size="11pt" fo:language="es" fo:country="ES" style:font-size-asian="11pt" style:font-name-complex="Times LT Std" style:font-size-complex="11pt"/>
    </style:style>
    <style:style style:name="P53" style:family="paragraph" style:parent-style-name="Default">
      <style:text-properties fo:font-size="14pt" fo:language="es" fo:country="ES" fo:font-weight="bold" style:font-size-asian="14pt" style:font-weight-asian="bold" style:font-size-complex="14pt"/>
    </style:style>
    <style:style style:name="P54" style:family="paragraph" style:parent-style-name="Default">
      <style:text-properties fo:language="es" fo:country="ES"/>
    </style:style>
    <style:style style:name="P55" style:family="paragraph" style:parent-style-name="Pa14_2b_6">
      <style:paragraph-properties loext:contextual-spacing="false" fo:margin-top="0.353cm" fo:margin-bottom="0cm"/>
      <style:text-properties style:font-name="Calibri" fo:font-size="14pt" fo:language="es" fo:country="ES" fo:font-weight="bold" style:font-size-asian="14pt" style:font-weight-asian="bold" style:font-name-complex="Calibri" style:font-size-complex="14pt"/>
    </style:style>
    <style:style style:name="P56" style:family="paragraph" style:parent-style-name="Pa27_2b_5">
      <style:paragraph-properties loext:contextual-spacing="false" fo:margin-top="0.353cm" fo:margin-bottom="0.071cm"/>
      <style:text-properties style:font-name="Calibri" fo:font-size="14pt" fo:language="es" fo:country="ES" fo:font-weight="bold" style:font-size-asian="14pt" style:font-weight-asian="bold" style:font-name-complex="Calibri" style:font-size-complex="14pt"/>
    </style:style>
    <style:style style:name="P57" style:family="paragraph" style:parent-style-name="Pa18_2b_6">
      <style:paragraph-properties fo:text-align="center" style:justify-single-word="false"/>
      <style:text-properties fo:color="#000000" fo:font-size="9.5pt" fo:language="es" fo:country="ES" fo:font-weight="bold" style:font-size-asian="9.5pt" style:font-weight-asian="bold" style:font-name-complex="Futura Std Medium" style:font-size-complex="9.5pt" style:font-weight-complex="bold"/>
    </style:style>
    <style:style style:name="P58" style:family="paragraph" style:parent-style-name="Default">
      <style:paragraph-properties loext:contextual-spacing="false" fo:margin-top="0.035cm" fo:margin-bottom="0cm"/>
      <style:text-properties fo:color="#000000" fo:font-size="9pt" fo:language="es" fo:country="ES" fo:font-weight="bold" style:font-size-asian="9pt" style:font-weight-asian="bold" style:font-name-complex="Futura Std Medium" style:font-size-complex="9pt" style:font-weight-complex="bold"/>
    </style:style>
    <style:style style:name="P59" style:family="paragraph" style:parent-style-name="Default">
      <style:paragraph-properties loext:contextual-spacing="false" fo:margin-top="0.035cm" fo:margin-bottom="0cm"/>
      <style:text-properties fo:color="#000000" fo:font-size="10pt" fo:language="es" fo:country="ES" fo:font-weight="bold" style:font-size-asian="10pt" style:font-weight-asian="bold" style:font-name-complex="Futura Std Medium" style:font-size-complex="10pt" style:font-weight-complex="bold"/>
    </style:style>
    <style:style style:name="P60" style:family="paragraph" style:parent-style-name="Standard">
      <style:text-properties fo:language="es" fo:country="ES"/>
    </style:style>
    <style:style style:name="P61" style:family="paragraph" style:parent-style-name="Standard">
      <style:text-properties fo:language="es" fo:country="ES" style:language-asian="es" style:country-asian="ES" style:font-name-complex="Times LT Std"/>
    </style:style>
    <style:style style:name="P62" style:family="paragraph" style:parent-style-name="Standard" style:list-style-name="WW8Num2">
      <style:paragraph-properties loext:contextual-spacing="false" fo:margin-top="0cm" fo:margin-bottom="0cm" fo:line-height="100%" style:text-autospace="none"/>
      <style:text-properties fo:language="es" fo:country="ES" style:language-asian="es" style:country-asian="ES" style:font-name-complex="LiberationSans"/>
    </style:style>
    <style:style style:name="P63" style:family="paragraph" style:parent-style-name="Standard">
      <style:paragraph-properties loext:contextual-spacing="false" fo:margin-top="0cm" fo:margin-bottom="0cm" style:line-height-at-least="0.355cm" style:text-autospace="none"/>
      <style:text-properties fo:language="es" fo:country="ES" style:language-asian="es" style:country-asian="ES" style:font-name-complex="Times LT Std"/>
    </style:style>
    <style:style style:name="P64" style:family="paragraph" style:parent-style-name="Standard">
      <style:paragraph-properties loext:contextual-spacing="false" fo:margin-top="0cm" fo:margin-bottom="0cm"/>
      <style:text-properties fo:language="es" fo:country="ES"/>
    </style:style>
    <style:style style:name="P65" style:family="paragraph" style:parent-style-name="Standard">
      <style:paragraph-properties loext:contextual-spacing="false" fo:margin-top="0cm" fo:margin-bottom="0cm" style:line-height-at-least="0.355cm" style:text-autospace="none"/>
      <style:text-properties style:font-name="Calibri" fo:font-size="11pt" fo:language="es" fo:country="ES" style:font-size-asian="11pt" style:language-asian="es" style:country-asian="ES" style:font-name-complex="Times LT Std" style:font-size-complex="11pt"/>
    </style:style>
    <style:style style:name="P66" style:family="paragraph" style:parent-style-name="Standard">
      <style:paragraph-properties loext:contextual-spacing="false" fo:margin-top="0cm" fo:margin-bottom="0cm" style:line-height-at-least="0.355cm" style:text-autospace="none"/>
      <style:text-properties style:font-name="Calibri" fo:font-size="11pt" fo:language="es" fo:country="ES" fo:background-color="#ffff00" style:font-size-asian="11pt" style:language-asian="es" style:country-asian="ES" style:font-name-complex="Times LT Std" style:font-size-complex="11pt"/>
    </style:style>
    <style:style style:name="P67" style:family="paragraph" style:parent-style-name="Standard">
      <style:paragraph-properties loext:contextual-spacing="false" fo:margin-top="0.282cm" fo:margin-bottom="0.353cm" style:line-height-at-least="0.319cm" style:text-autospace="none"/>
      <style:text-properties style:font-name="Times LT Std" fo:font-size="10pt" fo:language="es" fo:country="ES" style:font-size-asian="10pt" style:language-asian="es" style:country-asian="ES" style:font-name-complex="Times LT Std" style:font-size-complex="10pt"/>
    </style:style>
    <style:style style:name="P68" style:family="paragraph" style:parent-style-name="Standard" style:master-page-name="Standard">
      <style:paragraph-properties loext:contextual-spacing="false" fo:margin-top="0.423cm" fo:margin-bottom="0.071cm" style:line-height-at-least="0.637cm" style:page-number="auto" style:text-autospace="none"/>
      <style:text-properties fo:font-size="14pt" fo:language="es" fo:country="ES" fo:font-weight="bold" style:font-size-asian="14pt" style:language-asian="es" style:country-asian="ES" style:font-weight-asian="bold" style:font-size-complex="14pt"/>
    </style:style>
    <style:style style:name="P69" style:family="paragraph" style:parent-style-name="Standard">
      <style:paragraph-properties loext:contextual-spacing="false" fo:margin-left="1.249cm" fo:margin-right="0cm" fo:margin-top="0cm" fo:margin-bottom="0cm" fo:text-indent="0cm" style:auto-text-indent="false"/>
      <style:text-properties fo:language="es" fo:country="ES" fo:background-color="#ffff00"/>
    </style:style>
    <style:style style:name="P70" style:family="paragraph" style:parent-style-name="Standard">
      <style:paragraph-properties loext:contextual-spacing="false" fo:margin-left="1.249cm" fo:margin-right="0cm" fo:margin-top="0cm" fo:margin-bottom="0cm" fo:text-indent="0cm" style:auto-text-indent="false"/>
      <style:text-properties fo:language="es" fo:country="ES" style:language-asian="es" style:country-asian="ES"/>
    </style:style>
    <style:style style:name="P71" style:family="paragraph" style:parent-style-name="Pa18_2b_6">
      <style:paragraph-properties fo:text-align="center" style:justify-single-word="false" style:snap-to-layout-grid="false"/>
      <style:text-properties fo:color="#000000" fo:font-size="10pt" fo:language="es" fo:country="ES" style:font-size-asian="10pt" style:font-name-complex="Futura Std Medium" style:font-size-complex="10pt"/>
    </style:style>
    <style:style style:name="P72" style:family="paragraph" style:parent-style-name="Preformatted_20_Text">
      <style:text-properties fo:font-variant="normal" fo:text-transform="none" fo:color="#212121" style:font-name="inherit" fo:font-size="12pt" fo:letter-spacing="normal" fo:language="es" fo:country="ES" fo:font-style="normal" fo:font-weight="normal"/>
    </style:style>
    <style:style style:name="P73" style:family="paragraph" style:parent-style-name="Preformatted_20_Text">
      <style:paragraph-properties loext:contextual-spacing="false" fo:margin-top="0.035cm" fo:margin-bottom="0cm"/>
      <style:text-properties fo:font-variant="normal" fo:text-transform="none" fo:color="#212121" style:font-name="inherit" fo:font-size="10pt" fo:letter-spacing="normal" fo:language="es" fo:country="ES" fo:font-style="normal" fo:font-weight="normal" style:font-size-asian="10pt" style:font-weight-asian="bold" style:font-name-complex="Futura Std Medium" style:font-size-complex="10pt" style:font-weight-complex="bold"/>
    </style:style>
    <style:style style:name="P74" style:family="paragraph" style:parent-style-name="Preformatted_20_Text">
      <style:paragraph-properties loext:contextual-spacing="false" fo:margin-top="0cm" fo:margin-bottom="0cm"/>
      <style:text-properties fo:font-variant="normal" fo:text-transform="none" fo:color="#212121" style:font-name="inherit" fo:font-size="12pt" fo:letter-spacing="normal" fo:language="es" fo:country="ES" fo:font-style="normal" fo:font-weight="normal"/>
    </style:style>
    <style:style style:name="P75" style:family="paragraph" style:parent-style-name="Pa19_2b_6">
      <style:paragraph-properties loext:contextual-spacing="false" fo:margin-top="0.035cm" fo:margin-bottom="0cm"/>
      <style:text-properties fo:color="#000000" fo:font-size="10pt" fo:language="es" fo:country="ES" fo:font-weight="bold" style:font-size-asian="10pt" style:font-weight-asian="bold" style:font-name-complex="Futura Std Medium" style:font-size-complex="10pt" style:font-weight-complex="bold"/>
    </style:style>
    <style:style style:name="T1" style:family="text">
      <style:text-properties style:font-name-complex="Calibri"/>
    </style:style>
    <style:style style:name="T2" style:family="text">
      <style:text-properties style:font-name-complex="Times LT Std"/>
    </style:style>
    <style:style style:name="T3" style:family="text">
      <style:text-properties fo:font-weight="bold" style:language-asian="es" style:country-asian="ES" style:font-weight-asian="bold" style:font-name-complex="Times LT Std" style:font-weight-complex="bold"/>
    </style:style>
    <style:style style:name="T4" style:family="text">
      <style:text-properties fo:font-weight="bold" style:language-asian="es" style:country-asian="ES" style:font-weight-asian="bold" style:font-name-complex="LiberationSans-Bold" style:font-weight-complex="bold"/>
    </style:style>
    <style:style style:name="T5" style:family="text">
      <style:text-properties fo:font-weight="bold" style:font-weight-asian="bold" style:font-name-complex="Times LT Std" style:font-weight-complex="bold"/>
    </style:style>
    <style:style style:name="T6" style:family="text">
      <style:text-properties style:language-asian="es" style:country-asian="ES"/>
    </style:style>
    <style:style style:name="T7" style:family="text">
      <style:text-properties style:language-asian="es" style:country-asian="ES" style:font-name-complex="Times LT Std"/>
    </style:style>
    <style:style style:name="T8" style:family="text">
      <style:text-properties style:language-asian="es" style:country-asian="ES" style:font-name-complex="LiberationSans"/>
    </style:style>
    <style:style style:name="T9" style:family="text">
      <style:text-properties style:language-asian="es" style:country-asian="ES" style:font-name-complex="Calibri"/>
    </style:style>
    <style:style style:name="T10" style:family="text">
      <style:text-properties fo:font-style="italic" style:language-asian="es" style:country-asian="ES" style:font-style-asian="italic" style:font-name-complex="LiberationSans-Italic" style:font-style-complex="italic"/>
    </style:style>
    <style:style style:name="T11" style:family="text">
      <style:text-properties fo:font-style="italic" style:language-asian="es" style:country-asian="ES" style:font-style-asian="italic" style:font-name-complex="Times LT Std" style:font-style-complex="italic"/>
    </style:style>
    <style:style style:name="T12" style:family="text">
      <style:text-properties style:font-name-complex="LiberationSans"/>
    </style:style>
    <style:style style:name="T13" style:family="text">
      <style:text-properties style:font-name-asian="Calibri" style:language-asian="es" style:country-asian="ES" style:font-name-complex="Calibri"/>
    </style:style>
    <style:style style:name="T14" style:family="text">
      <style:text-properties fo:background-color="#ffff00"/>
    </style:style>
    <style:style style:name="T15" style:family="text">
      <style:text-properties fo:background-color="#ffff00" loext:char-shading-value="0"/>
    </style:style>
    <style:style style:name="T16" style:family="text">
      <style:text-properties fo:background-color="#ffff00" style:language-asian="es" style:country-asian="ES" style:font-name-complex="Times LT Std" loext:char-shading-value="0"/>
    </style:style>
    <style:style style:name="T17" style:family="text">
      <style:text-properties fo:background-color="#ffff00" style:font-name-complex="Times LT Std"/>
    </style:style>
    <style:style style:name="T18" style:family="text">
      <style:text-properties fo:font-variant="normal" fo:text-transform="none" fo:color="#212121" style:font-name="inherit" fo:font-size="12pt" fo:letter-spacing="normal" fo:font-style="normal" fo:font-weight="normal" style:font-name-complex="Times LT St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Interfaces </text:p>
      <text:p text:style-name="P21"/>
      <text:p text:style-name="P25"><text:span text:style-name="T16">En la programación orientada a objetos, a veces es útil definir qué debe hacer una clase pero no cómo lo hará. </text:span><text:span text:style-name="T7">Ya has visto un ejemplo de esto: el método abstracto. Un método abstracto define la firma de un método pero no proporciona ninguna implementación. Una subclase debe proporcionar su propia implementación de cada método abstracto definido por su superclase. Por lo tanto, un método abstracto especifica la interfaz con el método pero no la implementación. Si bien las clases y los métodos abstractos son útiles, es posible llevar este concepto un paso más allá. En Java, puede separar completamente la interfaz de una clase de su implementación utilizando la interfaz .</text:span></text:p>
      <text:p text:style-name="P61">Una interfaz es sintácticamente similar a una clase abstracta, ya que puede especificar uno o más métodos que no tienen cuerpo. Esos métodos deben ser implementados por una clase para que sus acciones sean definidas. <text:span text:style-name="T14">Por lo tanto, una interfaz especifica lo que se debe hacer, pero no cómo hacerlo</text:span>. Una vez que se define una interfaz, <text:span text:style-name="T14">cualquier número de clases puede implementarla</text:span>. Además, una clase puede implementar cualquier número de interfaces.</text:p>
      <text:p text:style-name="P20"/>
      <text:p text:style-name="P3"><text:span text:style-name="T14">Para implementar una interfaz, una clase debe proporcionar cuerpos (implementaciones) para los métodos descritos por la interfaz.</text:span> </text:p>
      <text:p text:style-name="P3"/>
      <text:p text:style-name="P3">Cada clase es libre de determinar los detalles de su propia implementación. </text:p>
      <text:p text:style-name="P3"/>
      <text:p text:style-name="P3">Dos clases podrían implementar la misma interfaz de diferentes maneras, pero cada clase aún admite el mismo conjunto de métodos. </text:p>
      <text:p text:style-name="P3">Por lo tanto, el código que tiene conocimiento de la interfaz puede usar objetos de cualquiera de las clases ya que la interfaz con esos objetos es la misma. Al proporcionar la palabra clave de la interfaz, Java le permite utilizar completamente el aspecto de polimorfismo de “una interfaz, múltiples métodos”.</text:p>
      <text:p text:style-name="P3"/>
      <text:p text:style-name="P3">Antes de continuar hay que hacer un punto importante. </text:p>
      <text:p text:style-name="P3">JDK 8 agregó una característica a la interfaz que hace un cambio significativo en sus capacidades.</text:p>
      <text:p text:style-name="P3"><text:s/>Antes de JDK 8, una interfaz no podía definir ninguna implementación. </text:p>
      <text:p text:style-name="P3">Por lo tanto, antes de JDK 8, una interfaz podría definir solo qué, pero no cómo, como se acaba de describir. JDK 8 cambia esto. </text:p>
      <text:p text:style-name="P3">Hoy en día, es posible agregar una implementación predeterminada a un método de interfaz. </text:p>
      <text:p text:style-name="P3">Por lo tanto, ahora es posible que la interfaz especifique algún comportamiento. </text:p>
      <text:p text:style-name="P3">Sin embargo, los métodos predeterminados constituyen lo que es, en esencia, una característica de uso especial, y la intención original detrás de la interfaz aún permanece. </text:p>
      <text:p text:style-name="P66">Por lo tanto, como regla general, a menudo creará y usará interfaces en las que no existen métodos predeterminados. Por esta razón, comenzaremos discutiendo la interfaz en su forma tradicional.</text:p>
      <text:p text:style-name="P52"/>
      <text:p text:style-name="P46">access interface name {</text:p>
      <text:p text:style-name="P46"><text:s text:c="4"/>ret-type method-name1(param-list);</text:p>
      <text:p text:style-name="P46"><text:s text:c="4"/>ret-type method-name2(param-list);</text:p>
      <text:p text:style-name="P46"><text:s text:c="4"/>type var1 = value;</text:p>
      <text:p text:style-name="P46"><text:s text:c="4"/>type var2 = value;</text:p>
      <text:p text:style-name="P46"><text:soft-page-break/><text:s text:c="4"/>// ...</text:p>
      <text:p text:style-name="P46"><text:s text:c="4"/>ret-type method-nameN(param-list);</text:p>
      <text:p text:style-name="P46"><text:s text:c="4"/>type varN = value;</text:p>
      <text:p text:style-name="P46">}</text:p>
      <text:p text:style-name="P28"/>
      <text:p text:style-name="P8"><text:span text:style-name="T14">El acceso es público o no se utiliza. Cuando no se incluye un modificador de acceso, los resultados de acceso predeterminados y la interfaz están disponibles solo para otros miembros de su paquete</text:span>. </text:p>
      <text:p text:style-name="P8"/>
      <text:p text:style-name="P8">Cuando se declara como pública, la interfaz puede ser utilizada por cualquier otro código. (Cuando una interfaz se declara pública, <text:span text:style-name="T14">debe estar en un archivo del mismo nombre</text:span>.) Nombre es el nombre de la interfaz y puede ser cualquier identificador válido.</text:p>
      <text:p text:style-name="P8">En la forma tradicional de una interfaz, los métodos se declaran utilizando solo su tipo de retorno y su firma. Son, esencialmente, métodos abstractos. Por lo tanto, cada clase que incluya dicha interfaz debe implementar todos sus métodos. En una interfaz, los métodos son implícitamente públicos.</text:p>
      <text:p text:style-name="P8">Las variables declaradas en una interfaz no son variables de instancia. En su lugar, son implícitamente públicos, finales y estáticos, <text:span text:style-name="T14">y deben inicializarse.</text:span></text:p>
      <text:p text:style-name="P8"/>
      <text:p text:style-name="P40">public interface Series {</text:p>
      <text:p text:style-name="P40"/>
      <text:p text:style-name="P39"><text:span text:style-name="T1"><text:s text:c="4"/></text:span><text:span text:style-name="T2">int getNext(); // return next number in series</text:span></text:p>
      <text:p text:style-name="P40"/>
      <text:p text:style-name="P39"><text:span text:style-name="T1"><text:s text:c="4"/></text:span><text:span text:style-name="T2">void reset(); // restart</text:span></text:p>
      <text:p text:style-name="P40"/>
      <text:p text:style-name="P39"><text:span text:style-name="T1"><text:s text:c="4"/></text:span><text:span text:style-name="T2">void setStart(int x); // set starting value</text:span></text:p>
      <text:p text:style-name="P40">}</text:p>
      <text:p text:style-name="P7"/>
      <text:p text:style-name="P56">Implementing Interfaces</text:p>
      <text:p text:style-name="P4"/>
      <text:p text:style-name="P7">Una vez que se ha definido una interfaz, una <text:span text:style-name="T14">o más clases pueden implementar esa interfaz</text:span>. Para implementar una interfaz, incluya la cláusula de implementos en una definición de clase y luego cree los métodos requeridos por la interfaz. La forma general de una clase que incluye la cláusula de implementos se ve así:</text:p>
      <text:p text:style-name="P7">clase nombre de clase extiende la interfaz de implementos de superclase {</text:p>
      <text:p text:style-name="P7">// clase-cuerpo</text:p>
      <text:p text:style-name="P7">}</text:p>
      <text:p text:style-name="P7"/>
      <text:p text:style-name="P7">Para implementar más de una interfaz, las interfaces se separan con una coma. Por supuesto, la cláusula extendida es opcional.</text:p>
      <text:p text:style-name="P7">Los métodos que implementan una interfaz deben ser declarados públicos. Además, la firma de tipo del método de implementación debe coincidir exactamente con la firma de tipo especificada en la definición de la interfaz.</text:p>
      <text:p text:style-name="P69">class DeDos implements Series {</text:p>
      <text:p text:style-name="P38"><text:soft-page-break/><text:span text:style-name="T1"><text:s text:c="4"/></text:span>int start;</text:p>
      <text:p text:style-name="P38"><text:span text:style-name="T1"><text:s text:c="4"/></text:span>int val;</text:p>
      <text:p text:style-name="P38"/>
      <text:p text:style-name="P38"><text:span text:style-name="T1"><text:s text:c="4"/></text:span>DeDos() {</text:p>
      <text:p text:style-name="P38"><text:span text:style-name="T1"><text:s text:c="8"/></text:span>start = 0;</text:p>
      <text:p text:style-name="P38"><text:span text:style-name="T1"><text:s text:c="8"/></text:span>val = 0;</text:p>
      <text:p text:style-name="P38"><text:span text:style-name="T1"><text:s text:c="4"/></text:span>}</text:p>
      <text:p text:style-name="P38"><text:span text:style-name="T1"><text:s text:c="4"/></text:span>public int getNext() {</text:p>
      <text:p text:style-name="P38"><text:span text:style-name="T1"><text:s text:c="8"/></text:span>val += 2;</text:p>
      <text:p text:style-name="P38"><text:span text:style-name="T1"><text:s text:c="8"/></text:span>return val;</text:p>
      <text:p text:style-name="P38"><text:span text:style-name="T1"><text:s text:c="4"/></text:span>}</text:p>
      <text:p text:style-name="P38"><text:span text:style-name="T1"><text:s text:c="4"/></text:span>public void reset() {</text:p>
      <text:p text:style-name="P38"><text:span text:style-name="T1"><text:s text:c="8"/></text:span>val = start;</text:p>
      <text:p text:style-name="P38"><text:span text:style-name="T1"><text:s text:c="4"/></text:span>}</text:p>
      <text:p text:style-name="P38"><text:span text:style-name="T1"><text:s text:c="4"/></text:span>public void setStart(int x) {</text:p>
      <text:p text:style-name="P38"><text:span text:style-name="T1"><text:s text:c="8"/></text:span>start = x;</text:p>
      <text:p text:style-name="P38"><text:span text:style-name="T1"><text:s text:c="8"/></text:span>val = x;</text:p>
      <text:p text:style-name="P38"><text:span text:style-name="T1"><text:s text:c="4"/></text:span>}</text:p>
      <text:p text:style-name="P38">}</text:p>
      <text:p text:style-name="P5"/>
      <text:p text:style-name="P25">Ejemplo de uso:</text:p>
      <text:p text:style-name="P5">class SeriesDemo {</text:p>
      <text:p text:style-name="P5"><text:span text:style-name="T1"><text:s text:c="4"/></text:span>public static void main(String args[]) {</text:p>
      <text:p text:style-name="P5"><text:span text:style-name="T1"><text:s text:c="8"/></text:span>DeDos ob = new DeDos();</text:p>
      <text:p text:style-name="P5"><text:span text:style-name="T1"><text:s text:c="8"/></text:span>for (int i = 0; i &lt; 5; i++) {</text:p>
      <text:p text:style-name="P5"><text:span text:style-name="T1"><text:s text:c="12"/></text:span>System.out.println("Next value is " + ob.getNext());</text:p>
      <text:p text:style-name="P5"><text:span text:style-name="T1"><text:s text:c="8"/></text:span>}</text:p>
      <text:p text:style-name="P5"><text:span text:style-name="T1"><text:s text:c="8"/></text:span>System.out.println("\nResetting");</text:p>
      <text:p text:style-name="P5"><text:span text:style-name="T1"><text:s text:c="8"/></text:span>ob.reset();</text:p>
      <text:p text:style-name="P5"><text:span text:style-name="T1"><text:s text:c="8"/></text:span>for (int i = 0; i &lt; 5; i++) {</text:p>
      <text:p text:style-name="P5"><text:span text:style-name="T1"><text:s text:c="12"/></text:span>System.out.println("Next value is " + ob.getNext());</text:p>
      <text:p text:style-name="P5"><text:span text:style-name="T1"><text:s text:c="8"/></text:span>}</text:p>
      <text:p text:style-name="P5"><text:span text:style-name="T1"><text:s text:c="8"/></text:span>System.out.println("\nStarting at 100");</text:p>
      <text:p text:style-name="P5"><text:span text:style-name="T1"><text:s text:c="8"/></text:span>ob.setStart(100);</text:p>
      <text:p text:style-name="P5"><text:span text:style-name="T1"><text:s text:c="8"/></text:span>for (int i = 0; i &lt; 5; i++) {</text:p>
      <text:p text:style-name="P5"><text:span text:style-name="T1"><text:s text:c="12"/></text:span>System.out.println("Next value is " + ob.getNext());</text:p>
      <text:p text:style-name="P5"><text:span text:style-name="T1"><text:s text:c="8"/></text:span>}</text:p>
      <text:p text:style-name="P5"><text:span text:style-name="T1"><text:s text:c="4"/></text:span>}</text:p>
      <text:p text:style-name="P5">}</text:p>
      <text:p text:style-name="P5"/>
      <text:p text:style-name="P20"/>
      <text:p text:style-name="P27"><text:soft-page-break/>Es permisible y común para las clases que implementan interfaces <text:s/><text:span text:style-name="T14">definir miembros adicionales propios</text:span>.</text:p>
      <text:p text:style-name="P39">class DeDosBis implements Series {</text:p>
      <text:p text:style-name="P39"/>
      <text:p text:style-name="P39"><text:span text:style-name="T1"><text:s text:c="4"/></text:span>int start;</text:p>
      <text:p text:style-name="P39"><text:span text:style-name="T1"><text:s text:c="4"/></text:span>int val;</text:p>
      <text:p text:style-name="P39"><text:span text:style-name="T1"><text:s text:c="4"/></text:span>int prev;</text:p>
      <text:p text:style-name="P39"/>
      <text:p text:style-name="P39"><text:span text:style-name="T1"><text:s text:c="4"/></text:span>DeDosBis() {</text:p>
      <text:p text:style-name="P39"><text:span text:style-name="T1"><text:s text:c="8"/></text:span>start = 0;</text:p>
      <text:p text:style-name="P39"><text:span text:style-name="T1"><text:s text:c="8"/></text:span>val = 0;</text:p>
      <text:p text:style-name="P39"/>
      <text:p text:style-name="P39"><text:span text:style-name="T1"><text:s text:c="8"/></text:span>prev = -2;</text:p>
      <text:p text:style-name="P39"><text:span text:style-name="T1"><text:s text:c="4"/></text:span>}</text:p>
      <text:p text:style-name="P39"><text:span text:style-name="T1"><text:s text:c="4"/></text:span>public int getNext() {</text:p>
      <text:p text:style-name="P39"><text:span text:style-name="T1"><text:s text:c="8"/></text:span>prev = val;</text:p>
      <text:p text:style-name="P39"><text:span text:style-name="T1"><text:s text:c="8"/></text:span>val += 2;</text:p>
      <text:p text:style-name="P39"><text:span text:style-name="T1"><text:s text:c="8"/></text:span>return val;</text:p>
      <text:p text:style-name="P39"><text:span text:style-name="T1"><text:s text:c="4"/></text:span>}</text:p>
      <text:p text:style-name="P39"><text:span text:style-name="T1"><text:s text:c="4"/></text:span>public void reset() {</text:p>
      <text:p text:style-name="P39"><text:span text:style-name="T1"><text:s text:c="8"/></text:span>val = start;</text:p>
      <text:p text:style-name="P39"><text:span text:style-name="T1"><text:s text:c="8"/></text:span>prev = start - 2;</text:p>
      <text:p text:style-name="P39"><text:span text:style-name="T1"><text:s text:c="4"/></text:span>}</text:p>
      <text:p text:style-name="P39"><text:span text:style-name="T1"><text:s text:c="4"/></text:span>public void setStart(int x) {</text:p>
      <text:p text:style-name="P39"><text:span text:style-name="T1"><text:s text:c="8"/></text:span>start = x;</text:p>
      <text:p text:style-name="P39"><text:span text:style-name="T1"><text:s text:c="8"/></text:span>val = x;</text:p>
      <text:p text:style-name="P39"><text:span text:style-name="T1"><text:s text:c="8"/></text:span>prev = x - 2;</text:p>
      <text:p text:style-name="P39"><text:span text:style-name="T1"><text:s text:c="4"/></text:span>}</text:p>
      <text:p text:style-name="P39"><text:span text:style-name="T1"><text:s text:c="4"/></text:span>int getPrevious() {</text:p>
      <text:p text:style-name="P39"><text:span text:style-name="T1"><text:s text:c="8"/></text:span>return prev;</text:p>
      <text:p text:style-name="P39"><text:span text:style-name="T1"><text:s text:c="4"/></text:span>}</text:p>
      <text:p text:style-name="P39">}</text:p>
      <text:p text:style-name="P5"/>
      <text:p text:style-name="P29">Variables in Interfaces </text:p>
      <text:p text:style-name="P72"><text:bookmark text:name="tw-target-text"/><text:span text:style-name="T2">Como se mencionó, las variables se pueden declarar en una interfaz, </text:span><text:span text:style-name="T17">pero son implícitamente públicas, estáticas y finales</text:span><text:span text:style-name="T2">. A primera vista, podría pensar que habría un uso muy limitado para tales variables, pero lo contrario es cierto. Los programas grandes generalmente utilizan varios valores constantes que describen cosas tales como el tamaño de la matriz, varios límites, valores especiales y similares. Debido a que un programa grande generalmente se guarda en una cantidad de archivos fuente separados, debe haber una manera </text:span><text:soft-page-break/><text:span text:style-name="T2">conveniente de hacer que estas constantes estén disponibles para cada archivo. En Java, las variables de interfaz ofrecen una solución. Para definir un conjunto de constantes compartidas, cree una interfaz que contenga solo estas</text:span></text:p>
      <text:p text:style-name="P25"><text:span text:style-name="T2"><text:s/></text:span><text:bookmark text:name="tw-target-text1"/><text:span text:style-name="T18">Constantes, sin ningún método. Cada archivo que necesita acceso a las constantes simplemente "implementa" la interfaz. Esto trae las constantes a la vista. Aquí hay un ejemplo:</text:span></text:p>
      <text:p text:style-name="P25"><text:span text:style-name="T2"/></text:p>
      <text:p text:style-name="P38">interface IConstant {</text:p>
      <text:p text:style-name="P38"/>
      <text:p text:style-name="P38"><text:span text:style-name="T1"><text:s text:c="4"/></text:span>int MIN = 0;</text:p>
      <text:p text:style-name="P38"><text:span text:style-name="T1"><text:s text:c="4"/></text:span>int MAX = 10;</text:p>
      <text:p text:style-name="P38"><text:span text:style-name="T1"><text:s text:c="4"/></text:span>String ERRORMSG = "Limite Error";</text:p>
      <text:p text:style-name="P38">}</text:p>
      <text:p text:style-name="P38"/>
      <text:p text:style-name="P38">class IConstD implements IConstant {</text:p>
      <text:p text:style-name="P38"/>
      <text:p text:style-name="P38"><text:span text:style-name="T1"><text:s text:c="4"/></text:span>public static void main(String args[]) {</text:p>
      <text:p text:style-name="P38"><text:span text:style-name="T1"><text:s text:c="8"/></text:span>int nums[] = new int[MAX];</text:p>
      <text:p text:style-name="P38"><text:span text:style-name="T1"><text:s text:c="8"/></text:span>for (int i = MIN; i &lt; 11; i++) {</text:p>
      <text:p text:style-name="P38"><text:span text:style-name="T1"><text:s text:c="12"/></text:span>if (i &gt;= MAX) {</text:p>
      <text:p text:style-name="P38"><text:span text:style-name="T1"><text:s text:c="16"/></text:span>System.out.println(ERRORMSG);</text:p>
      <text:p text:style-name="P38"><text:span text:style-name="T1"><text:s text:c="12"/></text:span>} else {</text:p>
      <text:p text:style-name="P38"><text:span text:style-name="T1"><text:s text:c="16"/></text:span>nums[i] = i;</text:p>
      <text:p text:style-name="P38"><text:span text:style-name="T1"><text:s text:c="16"/></text:span>System.out.print(nums[i] + " ");</text:p>
      <text:p text:style-name="P38"><text:span text:style-name="T1"><text:s text:c="12"/></text:span>}</text:p>
      <text:p text:style-name="P38"><text:span text:style-name="T1"><text:s text:c="8"/></text:span>}</text:p>
      <text:p text:style-name="P38"><text:span text:style-name="T1"><text:s text:c="4"/></text:span>}</text:p>
      <text:p text:style-name="P38">}</text:p>
      <text:p text:style-name="P5"/>
      <text:p text:style-name="P54"/>
      <text:p text:style-name="P35">Interfaces Can Be Extended</text:p>
      <text:p text:style-name="P4"/>
      <text:p text:style-name="P74"><text:bookmark text:name="tw-target-text2"/><text:span text:style-name="T2">Una interfaz puede heredar otra mediante el uso de la palabra clave se </text:span><text:span text:style-name="T17">extents</text:span><text:span text:style-name="T2">. La sintaxis es la misma que para heredar clases. Cuando una clase implementa una interfaz que hereda otra interfaz, debe proporcionar implementaciones para todos los métodos requeridos por la cadena de herencia de la interfaz.</text:span></text:p>
      <text:p text:style-name="P5"><text:span text:style-name="T2"/></text:p>
      <text:p text:style-name="P11"/>
      <text:p text:style-name="P11"/>
      <text:p text:style-name="P11"><text:soft-page-break/></text:p>
      <text:p text:style-name="P11"/>
      <text:p text:style-name="P44">interface A {</text:p>
      <text:p text:style-name="P44"/>
      <text:p text:style-name="P38"><text:span text:style-name="T1"><text:s text:c="4"/></text:span>void meth1();</text:p>
      <text:p text:style-name="P38"/>
      <text:p text:style-name="P38"><text:span text:style-name="T1"><text:s text:c="4"/></text:span>void meth2();</text:p>
      <text:p text:style-name="P38">}</text:p>
      <text:p text:style-name="P38">// B now includes meth1() and meth2() – it adds meth3().</text:p>
      <text:p text:style-name="P38"/>
      <text:p text:style-name="P44">interface B extends A {</text:p>
      <text:p text:style-name="P44"/>
      <text:p text:style-name="P38"><text:span text:style-name="T1"><text:s text:c="4"/></text:span>void meth3();</text:p>
      <text:p text:style-name="P38">}</text:p>
      <text:p text:style-name="P38">// This class must implement all of A and B</text:p>
      <text:p text:style-name="P38"/>
      <text:p text:style-name="P44">class MyClass implements B {</text:p>
      <text:p text:style-name="P44"/>
      <text:p text:style-name="P38"><text:span text:style-name="T1"><text:s text:c="4"/></text:span>public void meth1() {</text:p>
      <text:p text:style-name="P38"><text:span text:style-name="T1"><text:s text:c="8"/></text:span>System.out.println("Implement meth1().");</text:p>
      <text:p text:style-name="P38"/>
      <text:p text:style-name="P38"><text:span text:style-name="T1"><text:s text:c="4"/></text:span>}</text:p>
      <text:p text:style-name="P38"/>
      <text:p text:style-name="P38"><text:span text:style-name="T1"><text:s text:c="4"/></text:span>public void meth2() {</text:p>
      <text:p text:style-name="P38"><text:span text:style-name="T1"><text:s text:c="8"/></text:span>System.out.println("Implement meth2().");</text:p>
      <text:p text:style-name="P38"><text:span text:style-name="T1"><text:s text:c="4"/></text:span>}</text:p>
      <text:p text:style-name="P38"/>
      <text:p text:style-name="P38"><text:span text:style-name="T1"><text:s text:c="4"/></text:span>public void meth3() {</text:p>
      <text:p text:style-name="P38"><text:span text:style-name="T1"><text:s text:c="8"/></text:span>System.out.println("Implement meth3().");</text:p>
      <text:p text:style-name="P38"><text:span text:style-name="T1"><text:s text:c="4"/></text:span>}</text:p>
      <text:p text:style-name="P38">}</text:p>
      <text:p text:style-name="P38"/>
      <text:p text:style-name="P44">class IFExtend {</text:p>
      <text:p text:style-name="P44"/>
      <text:p text:style-name="P38"><text:span text:style-name="T1"><text:s text:c="4"/></text:span>public static void main(String args[]) {</text:p>
      <text:p text:style-name="P38"><text:span text:style-name="T1"><text:s text:c="8"/></text:span>MyClass ob = new MyClass();</text:p>
      <text:p text:style-name="P38"><text:span text:style-name="T1"><text:s text:c="8"/></text:span>ob.meth1();</text:p>
      <text:p text:style-name="P38"><text:span text:style-name="T1"><text:s text:c="8"/></text:span>ob.meth2();</text:p>
      <text:p text:style-name="P38"><text:span text:style-name="T1"><text:s text:c="8"/></text:span>ob.meth3();</text:p>
      <text:p text:style-name="P38"><text:span text:style-name="T1"><text:s text:c="4"/></text:span>}</text:p>
      <text:p text:style-name="P38">}</text:p>
      <text:p text:style-name="P5"/>
      <text:p text:style-name="P12"><text:soft-page-break/>Ejercicio 1:</text:p>
      <text:p text:style-name="P12"/>
      <text:p text:style-name="P14"><text:span text:style-name="T8">Crea una </text:span><text:span text:style-name="T4">interfaz </text:span><text:span text:style-name="T8">llamada </text:span><text:span text:style-name="T10">Televisor</text:span><text:span text:style-name="T8">:</text:span></text:p>
      <text:p text:style-name="P32"><text:span text:style-name="T13">• </text:span><text:span text:style-name="T8">Que defina los siguientes métodos:</text:span></text:p>
      <text:p text:style-name="P47"><text:span text:style-name="T13"><text:s/></text:span><text:span text:style-name="T10">void encender ( ), void apagar ( ), void cambiarCanal (int)</text:span></text:p>
      <text:p text:style-name="P15"/>
      <text:p text:style-name="P32"><text:span text:style-name="T13">• </text:span><text:span text:style-name="T8">Crea una clase llamada </text:span><text:span text:style-name="T10">MiTele </text:span><text:span text:style-name="T8">que implemente la interfaz definida.</text:span></text:p>
      <text:p text:style-name="P47"><text:span text:style-name="T13"><text:s/></text:span><text:span text:style-name="T8">Con los atributos </text:span><text:span text:style-name="T10">int numCanales, int canalActual </text:span><text:span text:style-name="T8">y </text:span><text:span text:style-name="T10">boolean encendida</text:span><text:span text:style-name="T8">.</text:span></text:p>
      <text:p text:style-name="P47"><text:span text:style-name="T13"><text:s/></text:span><text:span text:style-name="T8">Desarrolla el constructor y los métodos definidos en la interfaz.</text:span></text:p>
      <text:p text:style-name="P16"/>
      <text:p text:style-name="P45"><text:span text:style-name="T13">• </text:span><text:span text:style-name="T8">Crea una clase aparte con el método </text:span><text:span text:style-name="T10">main </text:span><text:span text:style-name="T8">para comprobar que no se puede instanciar la interfaz </text:span><text:span text:style-name="T10">Televisor</text:span><text:span text:style-name="T8">. Instancia la clase </text:span><text:span text:style-name="T10">MiTele </text:span><text:span text:style-name="T8">y comprueba su funcionamiento.</text:span></text:p>
      <text:p text:style-name="P9"/>
      <text:p text:style-name="P9"/>
      <text:p text:style-name="P13">Ejercicio2:</text:p>
      <text:p text:style-name="P9"/>
      <text:p text:style-name="P9">Crea la siguiente interfaz que define distintas operaciones con una lista de objetos:</text:p>
      <text:p text:style-name="P9"/>
      <text:p text:style-name="P41">public interface Lista {</text:p>
      <text:p text:style-name="P42"><text:s text:c="4"/></text:p>
      <text:p text:style-name="P43"><text:span text:style-name="T1"><text:s text:c="4"/></text:span><text:span text:style-name="T12">void putInicio(Object obj);//Añade un objeto al principio de la lista</text:span></text:p>
      <text:p text:style-name="P43"><text:span text:style-name="T1"><text:s text:c="4"/></text:span><text:span text:style-name="T12">void putFinal(Object obj);//Añade un objeto al final de la lista</text:span></text:p>
      <text:p text:style-name="P43"><text:span text:style-name="T1"><text:s text:c="4"/></text:span><text:span text:style-name="T12">Object popPrincipio();//Obtiene y elimina el primer objeto de la lista </text:span></text:p>
      <text:p text:style-name="P43"><text:span text:style-name="T1"><text:s text:c="4"/></text:span><text:span text:style-name="T12">Object popFinal();//Obtiene y elimina el último objeto de la lista</text:span></text:p>
      <text:p text:style-name="P43"><text:span text:style-name="T1"><text:s text:c="4"/></text:span><text:span text:style-name="T12">Object getAt(int i);//Obtiene y elimina el elemento i de la lista </text:span></text:p>
      <text:p text:style-name="P43"><text:span text:style-name="T1"><text:s text:c="4"/></text:span><text:span text:style-name="T12">int count();//Devuelve el número de objetos de la lista</text:span></text:p>
      <text:p text:style-name="P41">}</text:p>
      <text:p text:style-name="P9"/>
      <text:p text:style-name="P9">Realiza 2 implementaciones de la interfaz anterior:</text:p>
      <text:p text:style-name="P9"/>
      <text:list xml:id="list5000906958860357811" text:style-name="WW8Num2">
        <text:list-item>
          <text:p text:style-name="P62">La primera utilizará un ArrayList <text:s/>para almacenar los objetos.</text:p>
        </text:list-item>
      </text:list>
      <text:p text:style-name="P48"/>
      <text:list xml:id="list40762555" text:continue-numbering="true" text:style-name="WW8Num2">
        <text:list-item>
          <text:p text:style-name="P62">La segunda utilizará un LinkedList para almacenar los objetos.</text:p>
        </text:list-item>
      </text:list>
      <text:p text:style-name="P49"/>
      <text:p text:style-name="P9">Completa el proyecto definiendo una clase Objeto similar a la siguiente:</text:p>
      <text:p text:style-name="P9"/>
      <text:p text:style-name="P41">public class Objeto {</text:p>
      <text:p text:style-name="P41"/>
      <text:p text:style-name="P43"><text:span text:style-name="T1"><text:s text:c="4"/></text:span><text:span text:style-name="T12">int dato1;</text:span></text:p>
      <text:p text:style-name="P45"><text:span text:style-name="T9"><text:s text:c="4"/></text:span><text:span text:style-name="T8">String dato2;</text:span></text:p>
      <text:p text:style-name="P42"><text:s text:c="4"/></text:p>
      <text:p text:style-name="P43"><text:span text:style-name="T1"><text:s text:c="4"/></text:span><text:span text:style-name="T12">//Constructores</text:span></text:p>
      <text:p text:style-name="P43"><text:span text:style-name="T1"><text:s text:c="4"/></text:span><text:span text:style-name="T12">//Métodos set y get</text:span></text:p>
      <text:p text:style-name="P41">}</text:p>
      <text:p text:style-name="P9"/>
      <text:p text:style-name="P9">Finalmente, escribe una clase que contenga el método main para probar las implementaciones anteri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OpenSymbol" svg:font-family="OpenSymbol, 'MS Mincho'"/>
    <style:font-face style:name="Ubuntu" svg:font-family="Ubuntu"/>
    <style:font-face style:name="inherit" svg:font-family="inherit"/>
    <style:font-face style:name="Courier New1" svg:font-family="'Courier New'" style:font-family-generic="modern"/>
    <style:font-face style:name="Times LT Std" svg:font-family="'Times LT Std', 'Times LT Std'" style:font-family-generic="roman"/>
    <style:font-face style:name="FreeSans1" svg:font-family="FreeSans" style:font-family-generic="swiss"/>
    <style:font-face style:name="Futura Std Medium" svg:font-family="'Futura Std Medium', 'Futura Std Medium'"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style:text-autospace="none"/>
      <style:text-properties fo:color="#000000" style:font-name="Futura Std Medium" fo:font-size="12pt" fo:language="es" fo:country="ES" style:font-name-asian="Calibri" style:font-size-asian="12pt" style:font-name-complex="Futura Std Medium" style:font-size-complex="12pt" style:language-complex="ar" style:country-complex="SA"/>
    </style:style>
    <style:style style:name="Pa14_2b_5" style:display-name="Pa14+5" style:family="paragraph" style:parent-style-name="Default" style:next-style-name="Default">
      <style:paragraph-properties style:line-height-at-least="0.549cm"/>
      <style:text-properties fo:color="#000000" style:font-name-complex="Times New Roman"/>
    </style:style>
    <style:style style:name="Pa12_2b_6" style:display-name="Pa12+6" style:family="paragraph" style:parent-style-name="Default" style:next-style-name="Default">
      <style:paragraph-properties style:line-height-at-least="0.355cm"/>
      <style:text-properties fo:color="#000000" style:font-name="Times LT Std" style:font-name-complex="Times New Roman"/>
    </style:style>
    <style:style style:name="Pa11_2b_5" style:display-name="Pa11+5" style:family="paragraph" style:parent-style-name="Default" style:next-style-name="Default">
      <style:paragraph-properties style:line-height-at-least="0.637cm"/>
      <style:text-properties fo:color="#000000" style:font-name-complex="Times New Roman"/>
    </style:style>
    <style:style style:name="Pa12_2b_7" style:display-name="Pa12+7" style:family="paragraph" style:parent-style-name="Default" style:next-style-name="Default">
      <style:paragraph-properties style:line-height-at-least="0.355cm"/>
      <style:text-properties fo:color="#000000" style:font-name="Times LT Std" style:font-name-complex="Times New Roman"/>
    </style:style>
    <style:style style:name="Pa16_2b_5" style:display-name="Pa16+5" style:family="paragraph" style:parent-style-name="Default" style:next-style-name="Default">
      <style:paragraph-properties style:line-height-at-least="0.355cm"/>
      <style:text-properties fo:color="#000000" style:font-name="Times LT Std" style:font-name-complex="Times New Roman"/>
    </style:style>
    <style:style style:name="Normal_20__28_Web_29_" style:display-name="Normal (Web)" style:family="paragraph" style:parent-style-name="Standard">
      <style:paragraph-properties loext:contextual-spacing="false" fo:margin-top="0.494cm" fo:margin-bottom="0.494cm" fo:line-height="100%"/>
      <style:text-properties style:font-name="Times New Roman" fo:font-size="12pt" style:font-name-asian="Times New Roman" style:font-size-asian="12pt" style:font-name-complex="Times New Roman" style:font-size-complex="12pt"/>
    </style:style>
    <style:style style:name="Pa10_2b_7" style:display-name="Pa10+7" style:family="paragraph" style:parent-style-name="Default" style:next-style-name="Default">
      <style:paragraph-properties style:line-height-at-least="0.355cm"/>
      <style:text-properties fo:color="#000000" style:font-name="Times LT Std" style:font-name-complex="Times New Roman"/>
    </style:style>
    <style:style style:name="Párrafo_20_de_20_lista" style:display-name="Párrafo de lista" style:family="paragraph" style:parent-style-name="Standard">
      <style:paragraph-properties fo:margin-left="1.249cm" fo:margin-right="0cm" fo:text-indent="0cm" style:auto-text-indent="false"/>
    </style:style>
    <style:style style:name="Pa29_2b_4" style:display-name="Pa29+4" style:family="paragraph" style:parent-style-name="Default" style:next-style-name="Default">
      <style:paragraph-properties style:line-height-at-least="0.549cm"/>
      <style:text-properties fo:color="#000000" style:font-name-complex="Times New Roman"/>
    </style:style>
    <style:style style:name="Pa13_2b_2" style:display-name="Pa13+2" style:family="paragraph" style:parent-style-name="Default" style:next-style-name="Default">
      <style:paragraph-properties style:line-height-at-least="0.319cm"/>
      <style:text-properties fo:color="#000000" style:font-name-complex="Times New Roman"/>
    </style:style>
    <style:style style:name="Pa31_2b_4" style:display-name="Pa31+4" style:family="paragraph" style:parent-style-name="Default" style:next-style-name="Default">
      <style:paragraph-properties style:line-height-at-least="0.337cm"/>
      <style:text-properties fo:color="#000000" style:font-name-complex="Times New Roman"/>
    </style:style>
    <style:style style:name="Pa32_2b_4" style:display-name="Pa32+4" style:family="paragraph" style:parent-style-name="Default" style:next-style-name="Default">
      <style:paragraph-properties style:line-height-at-least="0.319cm"/>
      <style:text-properties fo:color="#000000" style:font-name-complex="Times New Roman"/>
    </style:style>
    <style:style style:name="Pa10_2b_8" style:display-name="Pa10+8" style:family="paragraph" style:parent-style-name="Default" style:next-style-name="Default">
      <style:paragraph-properties style:line-height-at-least="0.637cm"/>
      <style:text-properties fo:color="#000000" style:font-name-complex="Times New Roman"/>
    </style:style>
    <style:style style:name="Pa14_2b_6" style:display-name="Pa14+6" style:family="paragraph" style:parent-style-name="Default" style:next-style-name="Default">
      <style:paragraph-properties style:line-height-at-least="0.549cm"/>
      <style:text-properties fo:color="#000000" style:font-name-complex="Times New Roman"/>
    </style:style>
    <style:style style:name="Pa11_2b_6" style:display-name="Pa11+6" style:family="paragraph" style:parent-style-name="Default" style:next-style-name="Default">
      <style:paragraph-properties style:line-height-at-least="0.355cm"/>
      <style:text-properties fo:color="#000000" style:font-name="Times LT Std" style:font-name-complex="Times New Roman"/>
    </style:style>
    <style:style style:name="Pa12_2b_8" style:display-name="Pa12+8" style:family="paragraph" style:parent-style-name="Default" style:next-style-name="Default">
      <style:paragraph-properties style:line-height-at-least="0.355cm"/>
      <style:text-properties fo:color="#000000" style:font-name="Times LT Std" style:font-name-complex="Times New Roman"/>
    </style:style>
    <style:style style:name="Pa16_2b_6" style:display-name="Pa16+6" style:family="paragraph" style:parent-style-name="Default" style:next-style-name="Default">
      <style:paragraph-properties style:line-height-at-least="0.319cm"/>
      <style:text-properties fo:color="#000000" style:font-name="Times LT Std" style:font-name-complex="Times New Roman"/>
    </style:style>
    <style:style style:name="Pa18_2b_6" style:display-name="Pa18+6" style:family="paragraph" style:parent-style-name="Default" style:next-style-name="Default">
      <style:paragraph-properties style:line-height-at-least="0.337cm"/>
      <style:text-properties fo:color="#000000" style:font-name-complex="Times New Roman"/>
    </style:style>
    <style:style style:name="Pa19_2b_6" style:display-name="Pa19+6" style:family="paragraph" style:parent-style-name="Default" style:next-style-name="Default">
      <style:paragraph-properties style:line-height-at-least="0.319cm"/>
      <style:text-properties fo:color="#000000" style:font-name-complex="Times New Roman"/>
    </style:style>
    <style:style style:name="Pa27_2b_5" style:display-name="Pa27+5" style:family="paragraph" style:parent-style-name="Default" style:next-style-name="Default">
      <style:paragraph-properties style:line-height-at-least="0.637cm"/>
      <style:text-properties fo:color="#000000"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lfaen" style:font-name-complex="Sylfaen"/>
    </style:style>
    <style:style style:name="WW8Num1z1" style:family="text">
      <style:text-properties style:font-name="Courier New1" style:font-name-complex="Courier New1"/>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language-asian="es" style:country-asian="ES" style:font-name-complex="LiberationSan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Ubuntu" style:font-name-asian="OpenSymbol" style:font-name-complex="OpenSymbol"/>
    </style:style>
    <style:style style:name="WW8Num3z3" style:family="text">
      <style:text-properties style:font-name="StarSymbol" style:font-name-asian="OpenSymbol" style:font-name-complex="OpenSymbol"/>
    </style:style>
    <style:style style:name="WW8Num4z0" style:family="text">
      <style:text-properties style:font-name="Calibri" style:font-name-asian="OpenSymbol" style:font-name-complex="OpenSymbo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lfaen" style:font-name-complex="Sylfaen"/>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apple-converted-spac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style:num-format="1" text:start-value="53">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Ubuntu"/>
      </text:list-level-style-bullet>
      <text:list-level-style-bullet text:level="3" text:style-name="WW8Num3z1" style:num-suffix="." text:bullet-char="°">
        <style:list-level-properties text:list-level-position-and-space-mode="label-alignment">
          <style:list-level-label-alignment text:label-followed-by="listtab"/>
        </style:list-level-properties>
        <style:text-properties style:font-name="Ubuntu"/>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8Num3z3" style:num-suffix="." text:bullet-char="•">
        <style:list-level-properties text:list-level-position-and-space-mode="label-alignment">
          <style:list-level-label-alignment text:label-followed-by="listtab"/>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595959" style:font-name="Comic Sans MS" fo:language="es" fo:country="ES" style:font-name-complex="Comic Sans MS"/>
    </style:style>
    <style:style style:name="MP2" style:family="paragraph" style:parent-style-name="Header">
      <style:paragraph-properties loext:contextual-spacing="false" fo:margin-top="0cm" fo:margin-bottom="0cm"/>
      <style:text-properties fo:language="es" fo:country="ES"/>
    </style:style>
    <style:style style:name="MP3" style:family="paragraph" style:parent-style-name="Footer">
      <style:paragraph-properties fo:text-align="center" style:justify-single-word="false"/>
      <style:text-properties fo:font-size="10pt" fo:language="es" fo:country="ES" style:font-size-asian="10pt" style:font-size-complex="10pt"/>
    </style:style>
    <style:style style:name="MP4" style:family="paragraph" style:parent-style-name="Footer">
      <style:text-properties fo:font-size="10pt" fo:language="es" fo:country="ES" style:font-size-asian="10pt" style:font-size-complex="10pt"/>
    </style:style>
    <style:page-layout style:name="Mpm1">
      <style:page-layout-properties fo:page-width="21.001cm" fo:page-height="29.7cm" style:num-format="1" style:print-orientation="portrait" fo:margin-top="0.751cm" fo:margin-bottom="0cm" fo:margin-left="1.905cm" fo:margin-right="1.905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61cm" fo:margin-left="0cm" fo:margin-right="0cm" fo:margin-bottom="0.462cm" style:dynamic-spacing="true"/>
      </style:header-style>
      <style:footer-style>
        <style:header-footer-properties fo:min-height="2.54cm" fo:margin-left="0cm" fo:margin-right="0cm" fo:margin-top="2.441cm" style:dynamic-spacing="true"/>
      </style:footer-style>
    </style:page-layout>
  </office:automatic-styles>
  <office:master-styles>
    <style:master-page style:name="Standard" style:page-layout-name="Mpm1">
      <style:header>
        <text:p text:style-name="MP1">DESARROLLO DE APLICACIONES WEB</text:p>
        <text:p text:style-name="MP1">PROGRAMACIÓN. 2018/2019</text:p>
        <text:p text:style-name="MP1"/>
        <text:p text:style-name="MP2"/>
      </style:header>
      <style:footer>
        <text:p text:style-name="MP3"><text:page-number text:select-page="current">7</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 de Windows</meta:initial-creator>
    <meta:creation-date>2017-01-19T19:00:00</meta:creation-date>
    <dc:date>2019-02-07T20:56:35.49</dc:date>
    <meta:print-date>2015-02-15T21:02:00</meta:print-date>
    <meta:editing-cycles>12</meta:editing-cycles>
    <meta:editing-duration>PT3H30M57S</meta:editing-duration>
    <meta:generator>OpenOffice/4.1.5$Win32 OpenOffice.org_project/415m1$Build-9789</meta:generator>
    <dc:creator>mer </dc:creator>
    <meta:document-statistic meta:table-count="0" meta:image-count="0" meta:object-count="0" meta:page-count="7" meta:paragraph-count="191" meta:word-count="1535" meta:character-count="10053"/>
  </office:meta>
</office:document-meta>
</file>